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0.812cm" fo:min-width="0.562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draw:fill="none" draw:textarea-horizontal-align="justify" draw:textarea-vertical-align="middle" draw:auto-grow-height="false" fo:min-height="0.25cm" fo:min-width="2.8cm"/>
    </style:style>
    <style:style style:name="gr4" style:family="graphic" style:parent-style-name="standard">
      <style:graphic-properties draw:textarea-horizontal-align="justify" draw:textarea-vertical-align="middle" draw:auto-grow-height="false" fo:min-height="0.724cm" fo:min-width="0.873cm" fo:wrap-option="no-wrap"/>
    </style:style>
    <style:style style:name="gr5" style:family="graphic" style:parent-style-name="standard">
      <style:graphic-properties draw:auto-grow-height="false" fo:min-height="0.236cm" fo:min-width="0.8cm" fo:wrap-option="wrap"/>
    </style:style>
    <style:style style:name="gr6" style:family="graphic" style:parent-style-name="standard">
      <style:graphic-properties draw:textarea-horizontal-align="justify" draw:textarea-vertical-align="middle" draw:auto-grow-height="false" fo:min-height="1.15cm" fo:min-width="1.5cm"/>
    </style:style>
    <style:style style:name="gr7" style:family="graphic" style:parent-style-name="standard">
      <style:graphic-properties draw:stroke="none" draw:fill="none" draw:textarea-horizontal-align="justify" draw:textarea-vertical-align="middle" draw:auto-grow-height="false" fo:min-height="0.45cm" fo:min-width="2.1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draw:textarea-horizontal-align="justify" draw:textarea-vertical-align="middle" draw:auto-grow-height="false" fo:min-height="1.05cm" fo:min-width="2.5cm"/>
    </style:style>
    <style:style style:name="gr11" style:family="graphic" style:parent-style-name="standard">
      <style:graphic-properties draw:stroke="solid" draw:fill="none" draw:textarea-horizontal-align="justify" draw:textarea-vertical-align="top" draw:auto-grow-height="false" fo:min-height="2.05cm" fo:min-width="6.2cm"/>
    </style:style>
    <style:style style:name="gr12" style:family="graphic" style:parent-style-name="standard">
      <style:graphic-properties draw:stroke="none" draw:fill="none" draw:textarea-horizontal-align="justify" draw:textarea-vertical-align="middle" draw:auto-grow-height="false" fo:min-height="1.75cm" fo:min-width="2.5cm"/>
    </style:style>
    <style:style style:name="gr13" style:family="graphic" style:parent-style-name="standard">
      <style:graphic-properties draw:stroke="solid" draw:fill="none" draw:textarea-horizontal-align="justify" draw:textarea-vertical-align="top" draw:auto-grow-height="false" fo:min-height="0.75cm" fo:min-width="5cm"/>
    </style:style>
    <style:style style:name="gr14" style:family="graphic" style:parent-style-name="standard">
      <style:graphic-properties draw:stroke="none" draw:fill="none" draw:textarea-horizontal-align="justify" draw:textarea-vertical-align="top" draw:auto-grow-height="false" fo:min-height="0.75cm" fo:min-width="5cm"/>
    </style:style>
    <style:style style:name="gr15" style:family="graphic" style:parent-style-name="standard">
      <style:graphic-properties draw:stroke="none" draw:fill="none" draw:textarea-horizontal-align="justify" draw:textarea-vertical-align="middle" draw:auto-grow-height="false" fo:min-height="0.65cm" fo:min-width="5.9cm"/>
    </style:style>
    <style:style style:name="gr16" style:family="graphic" style:parent-style-name="standard">
      <style:graphic-properties draw:stroke="none" draw:fill="none" draw:textarea-horizontal-align="justify" draw:textarea-vertical-align="middle" draw:auto-grow-height="false" fo:min-height="1.05cm" fo:min-width="5.9cm"/>
    </style:style>
    <style:style style:name="P1" style:family="paragraph">
      <style:paragraph-properties fo:text-align="center"/>
      <style:text-properties fo:font-size="8pt" style:font-size-asian="8pt" style:font-size-complex="8pt"/>
    </style:style>
    <style:style style:name="P2" style:family="paragraph">
      <loext:graphic-properties draw:fill="none"/>
      <style:paragraph-properties fo:text-align="center"/>
    </style:style>
    <style:style style:name="P3" style:family="paragraph">
      <style:paragraph-properties fo:text-align="center"/>
      <style:text-properties fo:font-size="10pt" style:font-size-asian="10pt" style:font-size-complex="10pt"/>
    </style:style>
    <style:style style:name="P4" style:family="paragraph">
      <loext:graphic-properties draw:fill="none"/>
      <style:paragraph-properties fo:text-align="center"/>
      <style:text-properties fo:font-size="10pt" style:font-size-asian="10pt" style:font-size-complex="10pt"/>
    </style:style>
    <style:style style:name="P5" style:family="paragraph">
      <style:paragraph-properties fo:text-align="center"/>
    </style:style>
    <style:style style:name="P6" style:family="paragraph">
      <style:text-properties fo:font-size="10pt"/>
    </style:style>
    <style:style style:name="P7" style:family="paragraph">
      <style:paragraph-properties fo:text-align="center"/>
      <style:text-properties fo:font-size="10pt"/>
    </style:style>
    <style:style style:name="P8" style:family="paragraph">
      <loext:graphic-properties draw:fill="none"/>
      <style:paragraph-properties fo:text-align="center"/>
      <style:text-properties fo:font-size="10pt"/>
    </style:style>
    <style:style style:name="P9" style:family="paragraph">
      <style:paragraph-properties fo:text-align="start"/>
      <style:text-properties fo:font-size="10pt"/>
    </style:style>
    <style:style style:name="P10" style:family="paragraph">
      <loext:graphic-properties draw:fill="none"/>
      <style:paragraph-properties fo:text-align="start"/>
      <style:text-properties fo:font-size="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9pt" style:font-size-complex="9pt"/>
    </style:style>
    <style:style style:name="T5" style:family="text">
      <style:text-properties fo:font-size="9pt" fo:font-weight="normal" style:font-size-asian="9pt" style:font-weight-asian="normal" style:font-size-complex="9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1.5cm" svg:x="1.3cm" svg:y="2.5cm">
          <text:p text:style-name="P1"><text:span text:style-name="T1"/></text:p>
          <text:p text:style-name="P1"><text:span text:style-name="T1"/></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2" draw:text-style-name="P2" draw:layer="layout" svg:x1="2cm" svg:y1="4cm" svg:x2="2cm" svg:y2="7.7cm">
          <text:p/>
        </draw:line>
        <draw:custom-shape draw:style-name="gr3" draw:text-style-name="P4" draw:layer="layout" svg:width="3.3cm" svg:height="0.5cm" svg:x="0.9cm" svg:y="1.9cm">
          <text:p text:style-name="P3"><text:span text:style-name="T2">Gentil développeur</text:span></text:p>
          <draw:enhanced-geometry svg:viewBox="0 0 21600 21600" draw:type="rectangle" draw:enhanced-path="M 0 0 L 21600 0 21600 21600 0 21600 0 0 Z N"/>
        </draw:custom-shape>
        <draw:line draw:style-name="gr2" draw:text-style-name="P2" draw:layer="layout" svg:x1="5.5cm" svg:y1="4cm" svg:x2="5.5cm" svg:y2="15.5cm">
          <text:p/>
        </draw:line>
        <draw:line draw:style-name="gr2" draw:text-style-name="P2" draw:layer="layout" svg:x1="9.6cm" svg:y1="4cm" svg:x2="9.6cm" svg:y2="21.1cm">
          <text:p/>
        </draw:line>
        <draw:custom-shape draw:style-name="gr4" draw:text-style-name="P3" draw:layer="layout" svg:width="2.1cm" svg:height="1.5cm" svg:x="4.5cm" svg:y="2.5cm">
          <text:p text:style-name="P5"><text:span text:style-name="T2">Git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2.7cm" svg:height="1.5cm" svg:x="8.3cm" svg:y="2.5cm">
          <text:p text:style-name="P6"/>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line draw:style-name="gr2" draw:text-style-name="P2" draw:layer="layout" svg:x1="13.2cm" svg:y1="4cm" svg:x2="13.2cm" svg:y2="18.3cm">
          <text:p/>
        </draw:line>
        <draw:custom-shape draw:style-name="gr4" draw:text-style-name="P3" draw:layer="layout" svg:width="2.1cm" svg:height="1.5cm" svg:x="12.2cm" svg:y="2.5cm">
          <text:p text:style-name="P3"><text:span text:style-name="T2">Docker</text:span></text:p>
          <text:p text:style-name="P3"><text:span text:style-name="T2">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2cm" svg:height="1.4cm" svg:x="18cm" svg:y="2.6cm">
          <text:p text:style-name="P5"><text:span text:style-name="T2">Serveur </text:span></text:p>
          <text:p text:style-name="P5"><text:span text:style-name="T2">de Dev</text:span></text:p>
          <draw:enhanced-geometry svg:viewBox="0 0 21600 21600" draw:type="rectangle" draw:enhanced-path="M 0 0 L 21600 0 21600 21600 0 21600 0 0 Z N"/>
        </draw:custom-shape>
        <draw:line draw:style-name="gr2" draw:text-style-name="P2" draw:layer="layout" svg:x1="16.4cm" svg:y1="4cm" svg:x2="16.4cm" svg:y2="19.5cm">
          <text:p/>
        </draw:line>
        <draw:custom-shape draw:style-name="gr4" draw:text-style-name="P3" draw:layer="layout" svg:width="2.1cm" svg:height="1.5cm" svg:x="15.301cm" svg:y="2.5cm">
          <text:p text:style-name="P5"><text:span text:style-name="T2">Docker </text:span></text:p>
          <text:p text:style-name="P5"><text:span text:style-name="T2">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8" draw:layer="layout" svg:width="2.6cm" svg:height="0.7cm" svg:x="8.3cm" svg:y="2.9cm">
          <text:p text:style-name="P7">Jenkins</text:p>
          <draw:enhanced-geometry svg:viewBox="0 0 21600 21600" draw:type="rectangle" draw:enhanced-path="M 0 0 L 21600 0 21600 21600 0 21600 0 0 Z N"/>
        </draw:custom-shape>
        <draw:line draw:style-name="gr2" draw:text-style-name="P2" draw:layer="layout" svg:x1="19cm" svg:y1="4cm" svg:x2="19cm" svg:y2="21.2cm">
          <text:p/>
        </draw:line>
        <draw:line draw:style-name="gr8" draw:text-style-name="P4" draw:layer="layout" svg:x1="2cm" svg:y1="5.9cm" svg:x2="5.5cm" svg:y2="5.9cm">
          <text:p text:style-name="P5"><text:span text:style-name="T2"/></text:p>
        </draw:line>
        <draw:line draw:style-name="gr8" draw:text-style-name="P4" draw:layer="layout" svg:x1="5.5cm" svg:y1="7.2cm" svg:x2="9.6cm" svg:y2="7.2cm">
          <text:p/>
        </draw:line>
        <draw:line draw:style-name="gr9" draw:text-style-name="P2" draw:layer="layout" svg:x1="9.6cm" svg:y1="10.3cm" svg:x2="5.5cm" svg:y2="10.3cm">
          <text:p/>
        </draw:line>
        <draw:line draw:style-name="gr8" draw:text-style-name="P4" draw:layer="layout" svg:x1="5.5cm" svg:y1="14.8cm" svg:x2="13.2cm" svg:y2="14.8cm">
          <text:p/>
        </draw:line>
        <draw:line draw:style-name="gr9" draw:text-style-name="P2" draw:layer="layout" svg:x1="13.2cm" svg:y1="17.8cm" svg:x2="16.4cm" svg:y2="17.8cm">
          <text:p/>
        </draw:line>
        <draw:line draw:style-name="gr8" draw:text-style-name="P4" draw:layer="layout" svg:x1="9.6cm" svg:y1="20.8cm" svg:x2="19cm" svg:y2="20.8cm">
          <text:p/>
        </draw:line>
        <draw:custom-shape draw:style-name="gr10" draw:text-style-name="P8" draw:layer="layout" svg:width="3cm" svg:height="1.3cm" svg:x="2.3cm" svg:y="4.6cm">
          <text:p text:style-name="P7"><text:span text:style-name="T3">1)</text:span><text:span text:style-name="T4"> Push sur la branche</text:span></text:p>
          <text:p text:style-name="P7"><text:span text:style-name="T3">master</text:span><text:span text:style-name="T4"> du repository</text:span></text:p>
          <text:p text:style-name="P7"><text:span text:style-name="T4">«</text:span><text:span text:style-name="T3"> charleshuber/4trest </text:span><text:span text:style-name="T4">»</text:span></text:p>
          <text:p text:style-name="P7"/>
          <draw:enhanced-geometry svg:viewBox="0 0 21600 21600" draw:type="rectangle" draw:enhanced-path="M 0 0 L 21600 0 21600 21600 0 21600 0 0 Z N"/>
        </draw:custom-shape>
        <draw:custom-shape draw:style-name="gr10" draw:text-style-name="P8" draw:layer="layout" svg:width="3cm" svg:height="1.3cm" svg:x="5.8cm" svg:y="5.989cm">
          <text:p text:style-name="P7"><text:span text:style-name="T3">2)</text:span><text:span text:style-name="T4"> Notification pour</text:span></text:p>
          <text:p text:style-name="P7"><text:span text:style-name="T4">l’exécution de la</text:span></text:p>
          <text:p text:style-name="P7"><text:span text:style-name="T5">tâche </text:span><text:span text:style-name="T3">« 4trest »</text:span></text:p>
          <text:p text:style-name="P7"/>
          <draw:enhanced-geometry svg:viewBox="0 0 21600 21600" draw:type="rectangle" draw:enhanced-path="M 0 0 L 21600 0 21600 21600 0 21600 0 0 Z N"/>
        </draw:custom-shape>
        <draw:custom-shape draw:style-name="gr11" draw:text-style-name="P10" draw:layer="layout" svg:width="6.7cm" svg:height="2.3cm" svg:x="6.2cm" svg:y="7.6cm">
          <text:p text:style-name="P9"><text:span text:style-name="T3">3)</text:span></text:p>
          <text:p text:style-name="P9"><text:span text:style-name="T3">- </text:span><text:span text:style-name="T4">Récupération des sources GitHub</text:span></text:p>
          <text:p text:style-name="P9"><text:span text:style-name="T4">- Compilation du fichier 4TRest.war</text:span></text:p>
          <text:p text:style-name="P9"><text:span text:style-name="T4">- Exécution des tests unitaires</text:span></text:p>
          <text:p text:style-name="P9">- Git commit local du fichier <text:span text:style-name="T4">4TRest.war</text:span></text:p>
          <draw:enhanced-geometry svg:viewBox="0 0 21600 21600" draw:type="rectangle" draw:enhanced-path="M 0 0 L 21600 0 21600 21600 0 21600 0 0 Z N"/>
        </draw:custom-shape>
        <draw:custom-shape draw:style-name="gr12" draw:text-style-name="P8" draw:layer="layout" svg:width="3cm" svg:height="2cm" svg:x="6cm" svg:y="10.5cm">
          <text:p text:style-name="P7"><text:span text:style-name="T3">4)</text:span><text:span text:style-name="T4"> Push des sources </text:span></text:p>
          <text:p text:style-name="P7"><text:span text:style-name="T4">et du fichier </text:span><text:span text:style-name="T3">4TRest.war</text:span></text:p>
          <text:p text:style-name="P7"><text:span text:style-name="T4">sur le tag </text:span><text:span text:style-name="T3">stable</text:span><text:span text:style-name="T5"> du</text:span></text:p>
          <text:p text:style-name="P7"><text:span text:style-name="T5">repository</text:span></text:p>
          <text:p text:style-name="P7"><text:span text:style-name="T4">«</text:span><text:span text:style-name="T3"> charleshuber/4trest</text:span><text:span text:style-name="T3"> </text:span><text:span text:style-name="T4">»</text:span></text:p>
          <text:p text:style-name="P7"/>
          <draw:enhanced-geometry svg:viewBox="0 0 21600 21600" draw:type="rectangle" draw:enhanced-path="M 0 0 L 21600 0 21600 21600 0 21600 0 0 Z N"/>
        </draw:custom-shape>
        <draw:custom-shape draw:style-name="gr12" draw:text-style-name="P8" draw:layer="layout" svg:width="3cm" svg:height="2cm" svg:x="6.1cm" svg:y="12.8cm">
          <text:p text:style-name="P7"><text:span text:style-name="T3">5)</text:span><text:span text:style-name="T4"> Notification pour la</text:span></text:p>
          <text:p text:style-name="P7"><text:span text:style-name="T4">la construction de l’image </text:span></text:p>
          <text:p text:style-name="P7"><text:span text:style-name="T4">Docker à partir des sources</text:span></text:p>
          <text:p text:style-name="P7"><text:span text:style-name="T4"><text:s/></text:span><text:span text:style-name="T4">du tag </text:span><text:span text:style-name="T3">stable</text:span><text:span text:style-name="T5"> du repository</text:span></text:p>
          <text:p text:style-name="P7"><text:span text:style-name="T4">«</text:span><text:span text:style-name="T3"> charleshuber/4trest </text:span><text:span text:style-name="T4">»</text:span></text:p>
          <text:p text:style-name="P7"/>
          <draw:enhanced-geometry svg:viewBox="0 0 21600 21600" draw:type="rectangle" draw:enhanced-path="M 0 0 L 21600 0 21600 21600 0 21600 0 0 Z N"/>
        </draw:custom-shape>
        <draw:custom-shape draw:style-name="gr13" draw:text-style-name="P10" draw:layer="layout" svg:width="5.5cm" svg:height="1cm" svg:x="10.5cm" svg:y="15.2cm">
          <text:p text:style-name="P9"><text:span text:style-name="T3">6) </text:span><text:span text:style-name="T5">Construction de l’image Docker</text:span></text:p>
          <text:p text:style-name="P9"><text:span text:style-name="T5">« </text:span><text:span text:style-name="T3">charleshuber/4trest </text:span><text:span text:style-name="T5">»</text:span></text:p>
          <text:p text:style-name="P7"/>
          <draw:enhanced-geometry svg:viewBox="0 0 21600 21600" draw:type="rectangle" draw:enhanced-path="M 0 0 L 21600 0 21600 21600 0 21600 0 0 Z N"/>
        </draw:custom-shape>
        <draw:custom-shape draw:style-name="gr14" draw:text-style-name="P10" draw:layer="layout" svg:width="5.5cm" svg:height="1cm" svg:x="13cm" svg:y="16.7cm">
          <text:p text:style-name="P9"><text:span text:style-name="T3">7) </text:span><text:span text:style-name="T5">Publication de l’image </text:span></text:p>
          <text:p text:style-name="P9"><text:span text:style-name="T5">Docker « </text:span><text:span text:style-name="T3">charleshuber/4trest </text:span><text:span text:style-name="T5">»</text:span></text:p>
          <text:p text:style-name="P7"/>
          <draw:enhanced-geometry svg:viewBox="0 0 21600 21600" draw:type="rectangle" draw:enhanced-path="M 0 0 L 21600 0 21600 21600 0 21600 0 0 Z N"/>
        </draw:custom-shape>
        <draw:line draw:style-name="gr9" draw:text-style-name="P2" draw:layer="layout" svg:x1="16.4cm" svg:y1="19cm" svg:x2="9.6cm" svg:y2="19cm">
          <text:p/>
        </draw:line>
        <draw:custom-shape draw:style-name="gr15" draw:text-style-name="P8" draw:layer="layout" svg:width="6.4cm" svg:height="0.9cm" svg:x="9.8cm" svg:y="19.2cm">
          <text:p text:style-name="P7"><text:span text:style-name="T3">8)</text:span><text:span text:style-name="T4"> Notification pour l’exécution de la</text:span></text:p>
          <text:p text:style-name="P7"><text:span text:style-name="T4">tâche « </text:span><text:span text:style-name="T3">update-4tdev-swarm</text:span><text:span text:style-name="T4"> »</text:span></text:p>
          <text:p text:style-name="P7"/>
          <draw:enhanced-geometry svg:viewBox="0 0 21600 21600" draw:type="rectangle" draw:enhanced-path="M 0 0 L 21600 0 21600 21600 0 21600 0 0 Z N"/>
        </draw:custom-shape>
        <draw:custom-shape draw:style-name="gr16" draw:text-style-name="P8" draw:layer="layout" svg:width="6.4cm" svg:height="1.3cm" svg:x="10.1cm" svg:y="20.9cm">
          <text:p text:style-name="P7"><text:span text:style-name="T3">9)</text:span><text:span text:style-name="T4"> Connexion SSH et exécution de la commande</text:span></text:p>
          <text:p text:style-name="P7"><text:span text:style-name="T4">«</text:span><text:span text:style-name="T3">docker service update --image charleshuber/4trest:latest 4tdev_4trest »</text:span></text:p>
          <text:p text:style-name="P7"><text:span text:style-name="T5">qui met à jour l’image au sein du swarm</text:span></text:p>
          <text:p text:style-name="P7"/>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5T16:21:29.495151543</meta:creation-date>
    <dc:date>2017-06-05T17:17:34.164494295</dc:date>
    <meta:editing-duration>PT14M31S</meta:editing-duration>
    <meta:editing-cycles>5</meta:editing-cycles>
    <meta:generator>LibreOffice/5.1.6.2$Linux_X86_64 LibreOffice_project/10m0$Build-2</meta:generator>
    <meta:document-statistic meta:object-count="30"/>
  </office:meta>
</office:document-meta>
</file>